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971607975754609610" text:style-name="L1">
        <text:list-item>
          <text:p text:style-name="P9">3:56.8</text:p>
        </text:list-item>
        <text:list-item>
          <text:p text:style-name="P9">3:53.8</text:p>
        </text:list-item>
        <text:list-item>
          <text:p text:style-name="P9">3:50.8</text:p>
        </text:list-item>
        <text:list-item>
          <text:p text:style-name="P9">3:47.8</text:p>
        </text:list-item>
        <text:list-item>
          <text:p text:style-name="P9">3:45.0</text:p>
        </text:list-item>
        <text:list-item>
          <text:p text:style-name="P9">3:42.2</text:p>
        </text:list-item>
        <text:list-item>
          <text:p text:style-name="P9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6"><text:soft-page-break/>Sat 6/4/16: <text:span text:style-name="T2">4.5 miles</text:span></text:p>
      <text:p text:style-name="P6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6"/>
      <text:p text:style-name="P6">Sun 6/5/16: <text:span text:style-name="T2">3 miles </text:span><text:s/></text:p>
      <text:p text:style-name="P6">I am tired from the workouts I had in the last 2 days. <text:s/>I ran 3 miles on hilly roads and grass in 34 minutes. </text:p>
      <text:p text:style-name="P6"/>
      <text:p text:style-name="P6">Mon 6/6/16: <text:span text:style-name="T2">4 miles</text:span></text:p>
      <text:p text:style-name="P6">I ran on the college track with Mark Ams.</text:p>
      <text:p text:style-name="P6">We warmed up with a mile. <text:s/>Then we ran 10x220yards with a 220 jog after each. </text:p>
      <text:p text:style-name="P6">The jogs took about 95 s each. <text:s/></text:p>
      <text:p text:style-name="P6">Average time for the 220's was 57.8 s. </text:p>
      <text:p text:style-name="P6">Jogged ½ mil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6T09:35:53.58</dc:date>
    <dc:creator>James Lombardi</dc:creator>
    <meta:editing-duration>PT2H59M33S</meta:editing-duration>
    <meta:editing-cycles>21</meta:editing-cycles>
    <meta:document-statistic meta:table-count="0" meta:image-count="0" meta:object-count="0" meta:page-count="3" meta:paragraph-count="84" meta:word-count="873" meta:character-count="4357"/>
  </office:meta>
</office:document-meta>
</file>